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38ef" officeooo:paragraph-rsid="000838ef"/>
    </style:style>
    <style:style style:name="P2" style:family="paragraph" style:parent-style-name="Standard" style:list-style-name="L1">
      <style:text-properties officeooo:rsid="000838ef" officeooo:paragraph-rsid="000d2173"/>
    </style:style>
    <style:style style:name="P3" style:family="paragraph" style:parent-style-name="Standard" style:list-style-name="L1">
      <style:text-properties officeooo:rsid="0008e4fd" officeooo:paragraph-rsid="0008e4fd"/>
    </style:style>
    <style:style style:name="P4" style:family="paragraph" style:parent-style-name="Standard" style:list-style-name="L1">
      <style:text-properties officeooo:rsid="00091d9e" officeooo:paragraph-rsid="000a375d"/>
    </style:style>
    <style:style style:name="T1" style:family="text">
      <style:text-properties officeooo:rsid="000d21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522657698069189447" text:style-name="L1">
        <text:list-item>
          <text:p text:style-name="P1">Introdução</text:p>
          <text:list>
            <text:list-item>
              <text:p text:style-name="P1">O que são Orgânicos</text:p>
              <text:list>
                <text:list-item>
                  <text:p text:style-name="P1">Produtos e sub-produtos</text:p>
                </text:list-item>
              </text:list>
            </text:list-item>
          </text:list>
        </text:list-item>
        <text:list-item>
          <text:p text:style-name="P1">Orgânico x Inorgânico</text:p>
          <text:list>
            <text:list-item>
              <text:p text:style-name="P2">Características do Orgânico <text:span text:style-name="T1">e do Inorgânico</text:span></text:p>
            </text:list-item>
            <text:list-item>
              <text:p text:style-name="P1">Diferenças de Produção</text:p>
              <text:list>
                <text:list-item>
                  <text:p text:style-name="P1">Produção Organica e seus benefícios ao meio ambiente</text:p>
                </text:list-item>
                <text:list-item>
                  <text:p text:style-name="P1">Produção Inorgânica e seus malefícios</text:p>
                </text:list-item>
              </text:list>
            </text:list-item>
            <text:list-item>
              <text:p text:style-name="P1">Comparativo de alimentos</text:p>
              <text:list>
                <text:list-item>
                  <text:p text:style-name="P1">Gráficos de concentração de pesticidas nos alimentos (formato das frutas)</text:p>
                </text:list-item>
                <text:list-item>
                  <text:p text:style-name="P1">Grafíco de comparação com os organicos </text:p>
                </text:list-item>
              </text:list>
            </text:list-item>
            <text:list-item>
              <text:p text:style-name="P1">Comparativo de humano</text:p>
              <text:list>
                <text:list-item>
                  <text:p text:style-name="P1">Gráficos de concentração de pesticidas no corpo humano (formato do corpo humano)</text:p>
                </text:list-item>
                <text:list-item>
                  <text:p text:style-name="P1">Comparativo com pessoa saudável</text:p>
                </text:list-item>
              </text:list>
            </text:list-item>
          </text:list>
        </text:list-item>
        <text:list-item>
          <text:p text:style-name="P3">Incentivo de consumo</text:p>
          <text:list>
            <text:list-item>
              <text:p text:style-name="P4">Nutrientes e tal</text:p>
            </text:list-item>
            <text:list-item>
              <text:p text:style-name="P3">Feira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6:50:05.396829915</meta:creation-date>
    <dc:date>2015-06-07T19:37:42.576424817</dc:date>
    <meta:editing-duration>PT2H2M4S</meta:editing-duration>
    <meta:editing-cycles>5</meta:editing-cycles>
    <meta:generator>LibreOffice/4.4.2.2$Linux_X86_64 LibreOffice_project/40m0$Build-2</meta:generator>
    <meta:document-statistic meta:table-count="0" meta:image-count="0" meta:object-count="0" meta:page-count="1" meta:paragraph-count="17" meta:word-count="95" meta:character-count="570" meta:non-whitespace-character-count="508"/>
  </office:meta>
</office:document-meta>
</file>